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, apple-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80e1e" style:font-name="Robot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 let me know in advance for further mee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, apple-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5:46:38.660211933</meta:creation-date>
    <dc:date>2022-06-07T15:47:22.677680683</dc:date>
    <meta:editing-duration>PT4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9" meta:character-count="49" meta:non-whitespace-character-count="41"/>
  </office:meta>
</office:document-meta>
</file>